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4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5" style:family="table-cell" style:parent-style-name="Accent2" style:data-style-name="N0">
      <style:table-cell-properties style:vertical-align="automatic" fo:background-color="#70AD47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  <style:text-properties fo:color="#FFFFFF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color="#70AD47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17.383125cm"/>
    </style:style>
    <style:style style:name="co5" style:family="table-column">
      <style:table-column-properties fo:break-before="auto" style:column-width="5.66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#</text:p>
          </table:table-cell>
          <table:table-cell office:value-type="string" table:style-name="ce9">
            <text:p>Title</text:p>
          </table:table-cell>
          <table:table-cell office:value-type="string" table:style-name="ce9">
            <text:p>Type</text:p>
          </table:table-cell>
          <table:table-cell office:value-type="string" table:style-name="ce9">
            <text:p>URL</text:p>
          </table:table-cell>
          <table:table-cell office:value-type="string" table:style-name="ce9">
            <text:p>Target Audience</text:p>
          </table:table-cell>
          <table:table-cell office:value-type="string" table:style-name="ce9">
            <text:p>Status</text:p>
          </table:table-cell>
          <table:table-cell table:number-columns-repeated="16378" table:style-name="ce8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2">
            <text:p>Sugar - Guide</text:p>
          </table:table-cell>
          <table:table-cell office:value-type="string" table:style-name="ce2">
            <text:p>How-to-use Guide</text:p>
          </table:table-cell>
          <table:table-cell office:value-type="string" table:style-name="ce3">
            <text:p><text:a xlink:href="http://wiki.laptop.org/go/Sugar">http://wiki.laptop.org/go/Sugar</text:a></text:p>
          </table:table-cell>
          <table:table-cell office:value-type="string" table:style-name="ce2">
            <text:p>Teacher Guide</text:p>
          </table:table-cell>
          <table:table-cell office:value-type="string" table:style-name="ce2">
            <text:p>Outdated (2012)</text:p>
          </table:table-cell>
          <table:table-cell table:number-columns-repeated="16378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2">
            <text:p>Sugar on a Stick/Installation</text:p>
          </table:table-cell>
          <table:table-cell office:value-type="string" table:style-name="ce2">
            <text:p>Manual</text:p>
          </table:table-cell>
          <table:table-cell office:value-type="string" table:style-name="ce3">
            <text:p><text:a xlink:href="http://wiki.sugarlabs.org/go/Sugar_on_a_Stick/Installation">http://wiki.sugarlabs.org/go/Sugar_on_a_Stick/Installation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2">
            <text:p>Sugar on a Stick<text:s/></text:p>
          </table:table-cell>
          <table:table-cell office:value-type="string" table:style-name="ce2">
            <text:p>Article</text:p>
          </table:table-cell>
          <table:table-cell office:value-type="string" table:style-name="ce3">
            <text:p><text:a xlink:href="https://wiki.sugarlabs.org/go/Sugar_on_a_Stick">https://wiki.sugarlabs.org/go/Sugar_on_a_Stick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2">
            <text:p>Installing "Sugar on a stick" (Strawberry Release) On A USB Stick</text:p>
          </table:table-cell>
          <table:table-cell office:value-type="string" table:style-name="ce2">
            <text:p>Manual</text:p>
          </table:table-cell>
          <table:table-cell office:value-type="string" table:style-name="ce3">
            <text:p><text:a xlink:href="https://www.howtoforge.com/installing-sugar-on-a-stick-strawberry-release-on-a-usb-stick">https://www.howtoforge.com/installing-sugar-on-a-stick-strawberry-release-on-a-usb-stick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Outdated</text:p>
          </table:table-cell>
          <table:table-cell table:number-columns-repeated="16378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2">
            <text:p>Booting Sugar On A Stick</text:p>
          </table:table-cell>
          <table:table-cell office:value-type="string" table:style-name="ce2">
            <text:p>Video Guide</text:p>
          </table:table-cell>
          <table:table-cell office:value-type="string" table:style-name="ce3">
            <text:p><text:a xlink:href="https://www.youtube.com/watch?v=UcbIUoHS584">https://www.youtube.com/watch?v=UcbIUoHS584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Outdated (2012)</text:p>
          </table:table-cell>
          <table:table-cell table:number-columns-repeated="16378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2">
            <text:p>Video Demo: Sugar on a Stick turns your old computer into an OLPC</text:p>
          </table:table-cell>
          <table:table-cell office:value-type="string" table:style-name="ce2">
            <text:p>Video Guide</text:p>
          </table:table-cell>
          <table:table-cell office:value-type="string" table:style-name="ce3">
            <text:p><text:a xlink:href="http://techcrunch.com/2009/06/24/sugar-on-a-stick-turns-your-old-computer-into-an-olpc/">http://techcrunch.com/2009/06/24/sugar-on-a-stick-turns-your-old-computer-into-an-olpc/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Outdated (2009)</text:p>
          </table:table-cell>
          <table:table-cell table:number-columns-repeated="16378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2">
            <text:p>Sugar on a Stick greek Presentation</text:p>
          </table:table-cell>
          <table:table-cell office:value-type="string" table:style-name="ce2">
            <text:p>Video Guide</text:p>
          </table:table-cell>
          <table:table-cell office:value-type="string" table:style-name="ce3">
            <text:p><text:a xlink:href="https://www.youtube.com/watch?v=4Uq6CGYUYy4">https://www.youtube.com/watch?v=4Uq6CGYUYy4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Outdated (2012)</text:p>
          </table:table-cell>
          <table:table-cell table:number-columns-repeated="16378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2">
            <text:p>Sugar (software)</text:p>
          </table:table-cell>
          <table:table-cell office:value-type="string" table:style-name="ce2">
            <text:p>Article</text:p>
          </table:table-cell>
          <table:table-cell office:value-type="string" table:style-name="ce3">
            <text:p><text:a xlink:href="https://en.wikipedia.org/wiki/Sugar_(software)">https://en.wikipedia.org/wiki/Sugar_(software)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2">
            <text:p>SoaS - Customization Guide</text:p>
          </table:table-cell>
          <table:table-cell office:value-type="string" table:style-name="ce2">
            <text:p>Customization Guide</text:p>
          </table:table-cell>
          <table:table-cell office:value-type="string" table:style-name="ce3">
            <text:p><text:a xlink:href="http://mirrors.ibiblio.org/sugar/soas/docs/customization-guide/">http://mirrors.ibiblio.org/sugar/soas/docs/customization-guide/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Outdated</text:p>
          </table:table-cell>
          <table:table-cell table:number-columns-repeated="1637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2">
            <text:p>Sugar on a Stick/Linux</text:p>
          </table:table-cell>
          <table:table-cell office:value-type="string" table:style-name="ce2">
            <text:p>Linux Guide</text:p>
          </table:table-cell>
          <table:table-cell office:value-type="string" table:style-name="ce3">
            <text:p><text:a xlink:href="https://wiki.sugarlabs.org/go/Sugar_on_a_Stick/Linux">https://wiki.sugarlabs.org/go/Sugar_on_a_Stick/Linux</text:a></text:p>
          </table:table-cell>
          <table:table-cell office:value-type="string" table:style-name="ce2">
            <text:p>Linux User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2">
            <text:p>Sugar: A Linux Distro and Learning Platform For Kids</text:p>
          </table:table-cell>
          <table:table-cell office:value-type="string" table:style-name="ce2">
            <text:p>Article</text:p>
          </table:table-cell>
          <table:table-cell office:value-type="string" table:style-name="ce3">
            <text:p><text:a xlink:href="https://www.maketecheasier.com/sugar-linux-distro-for-kids/">https://www.maketecheasier.com/sugar-linux-distro-for-kids/</text:a></text:p>
          </table:table-cell>
          <table:table-cell office:value-type="string" table:style-name="ce2">
            <text:p>General User Guide</text:p>
          </table:table-cell>
          <table:table-cell office:value-type="string" table:style-name="ce2">
            <text:p>Outdated (2013)</text:p>
          </table:table-cell>
          <table:table-cell table:number-columns-repeated="1637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2">
            <text:p>Sugar On a Stick Live Installation</text:p>
          </table:table-cell>
          <table:table-cell office:value-type="string" table:style-name="ce2">
            <text:p>Video Guide</text:p>
          </table:table-cell>
          <table:table-cell office:value-type="string" table:style-name="ce3">
            <text:p><text:a xlink:href="https://www.youtube.com/watch?v=nBPvaDFdzZ8">https://www.youtube.com/watch?v=nBPvaDFdzZ8</text:a></text:p>
          </table:table-cell>
          <table:table-cell office:value-type="string" table:style-name="ce2">
            <text:p>OS X User Guide</text:p>
          </table:table-cell>
          <table:table-cell office:value-type="string" table:style-name="ce2">
            <text:p>Outdated (2013)</text:p>
          </table:table-cell>
          <table:table-cell table:number-columns-repeated="1637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2">
            <text:p>Questions for Sugar on a Stick</text:p>
          </table:table-cell>
          <table:table-cell office:value-type="string" table:style-name="ce2">
            <text:p>QA</text:p>
          </table:table-cell>
          <table:table-cell office:value-type="string" table:style-name="ce3">
            <text:p><text:a xlink:href="https://answers.launchpad.net/soas/+questions">https://answers.launchpad.net/soas/+questions</text:a></text:p>
          </table:table-cell>
          <table:table-cell office:value-type="string" table:style-name="ce2">
            <text:p>Anyone</text:p>
          </table:table-cell>
          <table:table-cell office:value-type="string" table:style-name="ce2">
            <text:p>Outdated<text:s/></text:p>
          </table:table-cell>
          <table:table-cell table:number-columns-repeated="1637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2">
            <text:p>Sugar Instructions - OLPC</text:p>
          </table:table-cell>
          <table:table-cell office:value-type="string" table:style-name="ce2">
            <text:p>Guide</text:p>
          </table:table-cell>
          <table:table-cell office:value-type="string" table:style-name="ce3">
            <text:p><text:a xlink:href="http://wiki.laptop.org/go/Sugar_Instructions">http://wiki.laptop.org/go/Sugar_Instructions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Outdated</text:p>
          </table:table-cell>
          <table:table-cell table:number-columns-repeated="1637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2">
            <text:p>Sugar: Physics - La dance</text:p>
          </table:table-cell>
          <table:table-cell office:value-type="string" table:style-name="ce2">
            <text:p>Video Guide</text:p>
          </table:table-cell>
          <table:table-cell office:value-type="string" table:style-name="ce3">
            <text:p><text:a xlink:href="https://vimeo.com/17834452">https://vimeo.com/17834452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Outdated (2010)</text:p>
          </table:table-cell>
          <table:table-cell table:number-columns-repeated="1637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2">
            <text:p>Sugar on a Stick/Documentation SOP</text:p>
          </table:table-cell>
          <table:table-cell office:value-type="string" table:style-name="ce2">
            <text:p>Guide/Documentation</text:p>
          </table:table-cell>
          <table:table-cell office:value-type="string" table:style-name="ce3">
            <text:p><text:a xlink:href="https://wiki.sugarlabs.org/go/Sugar_on_a_Stick/Documentation_SOP">https://wiki.sugarlabs.org/go/Sugar_on_a_Stick/Documentation_SOP</text:a></text:p>
          </table:table-cell>
          <table:table-cell office:value-type="string" table:style-name="ce2">
            <text:p>Developer Guide</text:p>
          </table:table-cell>
          <table:table-cell office:value-type="string" table:style-name="ce2">
            <text:p>Outdated (2010)</text:p>
          </table:table-cell>
          <table:table-cell table:number-columns-repeated="1637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2">
            <text:p>Sugar - Troubleshooting Guide</text:p>
          </table:table-cell>
          <table:table-cell office:value-type="string" table:style-name="ce2">
            <text:p>FAQ/Guide</text:p>
          </table:table-cell>
          <table:table-cell office:value-type="string" table:style-name="ce3">
            <text:p><text:a xlink:href="http://en.flossmanuals.net/sugar/ch034_troubleshooting-guide/">http://en.flossmanuals.net/sugar/ch034_troubleshooting-guide/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2">
            <text:p>Everything about Sugar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://thesugaractivity.blogspot.in/2014/12/everything-about-sugar.html">http://thesugaractivity.blogspot.in/2014/12/everything-about-sugar.html</text:a></text:p>
          </table:table-cell>
          <table:table-cell office:value-type="string" table:style-name="ce2">
            <text:p>Teacher/General User Guide</text:p>
          </table:table-cell>
          <table:table-cell office:value-type="string" table:style-name="ce2">
            <text:p>Updated<text:s/></text:p>
          </table:table-cell>
          <table:table-cell table:number-columns-repeated="1637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2">
            <text:p>Activities/Turtle Art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://wiki.laptop.org/go/Turtle_Art">http://wiki.laptop.org/go/Turtle_Art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Outdated (2011)</text:p>
          </table:table-cell>
          <table:table-cell table:number-columns-repeated="1637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2">
            <text:p>Developer Guide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s://developer.sugarlabs.org/">https://developer.sugarlabs.org/</text:a></text:p>
          </table:table-cell>
          <table:table-cell office:value-type="string" table:style-name="ce2">
            <text:p>Developer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2">
            <text:p>Activities/Physics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s://wiki.sugarlabs.org/go/Activities/Physics">https://wiki.sugarlabs.org/go/Activities/Physics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Outdated (2014)</text:p>
          </table:table-cell>
          <table:table-cell table:number-columns-repeated="1637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2">
            <text:p>Activities/Abacus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s://wiki.sugarlabs.org/go/Activities/Abacus">https://wiki.sugarlabs.org/go/Activities/Abacus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Outdated (2014)</text:p>
          </table:table-cell>
          <table:table-cell table:number-columns-repeated="1637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2">
            <text:p>Maze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://wiki.laptop.org/go/Maze">http://wiki.laptop.org/go/Maze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Outdated (2014)</text:p>
          </table:table-cell>
          <table:table-cell table:number-columns-repeated="1637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2">
            <text:p>Activities/Memorize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s://wiki.sugarlabs.org/go/Activities/Memorize">https://wiki.sugarlabs.org/go/Activities/Memorize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2">
            <text:p>Activities/Moon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s://wiki.sugarlabs.org/go/Activities/Moon">https://wiki.sugarlabs.org/go/Activities/Moon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2">
            <text:p>Activities/Speak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s://wiki.sugarlabs.org/go/Activities/Speak">https://wiki.sugarlabs.org/go/Activities/Speak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2">
            <text:p>Activities/Typing Turtle</text:p>
          </table:table-cell>
          <table:table-cell office:value-type="string" table:style-name="ce2">
            <text:p>Manual/Guide</text:p>
          </table:table-cell>
          <table:table-cell office:value-type="string" table:style-name="ce3">
            <text:p><text:a xlink:href="https://wiki.sugarlabs.org/go/Activities/Typing_Turtle">https://wiki.sugarlabs.org/go/Activities/Typing_Turtle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Outdated (2010)</text:p>
          </table:table-cell>
          <table:table-cell table:number-columns-repeated="1637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2">
            <text:p>What is Sugar?</text:p>
          </table:table-cell>
          <table:table-cell office:value-type="string" table:style-name="ce2">
            <text:p>Article</text:p>
          </table:table-cell>
          <table:table-cell office:value-type="string" table:style-name="ce4">
            <text:p><text:a xlink:href="https://wiki.sugarlabs.org/go/What_is_Sugar%3F">https://wiki.sugarlabs.org/go/What_is_Sugar%3F</text:a></text:p>
          </table:table-cell>
          <table:table-cell office:value-type="string" table:style-name="ce2">
            <text:p>Anyon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2">
            <text:p>Install Sugar on a Stick to a Flash Drive in Windows</text:p>
          </table:table-cell>
          <table:table-cell office:value-type="string" table:style-name="ce2">
            <text:p>Guide</text:p>
          </table:table-cell>
          <table:table-cell office:value-type="string" table:style-name="ce4">
            <text:p><text:a xlink:href="https://www.pendrivelinux.com/install-sugar-on-a-stick-to-a-flash-drive/">https://www.pendrivelinux.com/install-sugar-on-a-stick-to-a-flash-drive/</text:a></text:p>
          </table:table-cell>
          <table:table-cell office:value-type="string" table:style-name="ce2">
            <text:p>Anyone</text:p>
          </table:table-cell>
          <table:table-cell office:value-type="string" table:style-name="ce2">
            <text:p>Unknown</text:p>
          </table:table-cell>
          <table:table-cell table:number-columns-repeated="1637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2">
            <text:p>Activities/AEIOU</text:p>
          </table:table-cell>
          <table:table-cell office:value-type="string" table:style-name="ce2">
            <text:p>Article</text:p>
          </table:table-cell>
          <table:table-cell office:value-type="string" table:style-name="ce4">
            <text:p><text:a xlink:href="https://wiki.sugarlabs.org/go/Activities/AEIOU">https://wiki.sugarlabs.org/go/Activities/AEIOU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2">
            <text:p>All the Activities</text:p>
          </table:table-cell>
          <table:table-cell office:value-type="string" table:style-name="ce2">
            <text:p>Index for Activities</text:p>
          </table:table-cell>
          <table:table-cell office:value-type="string" table:style-name="ce4">
            <text:p><text:a xlink:href="https://wiki.sugarlabs.org/go/Activities/AEIOU">https://wiki.sugarlabs.org/go/Activities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2">
            <text:p>Sugar Toolkit GTK3<text:s/></text:p>
          </table:table-cell>
          <table:table-cell office:value-type="string" table:style-name="ce2">
            <text:p>Guide/Documentation</text:p>
          </table:table-cell>
          <table:table-cell office:value-type="string" table:style-name="ce4">
            <text:p><text:a xlink:href="https://developer.sugarlabs.org/sugar3/">https://developer.sugarlabs.org/sugar3/</text:a></text:p>
          </table:table-cell>
          <table:table-cell office:value-type="string" table:style-name="ce2">
            <text:p>Developer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2">
            <text:p>Turtle Confusion</text:p>
          </table:table-cell>
          <table:table-cell office:value-type="string" table:style-name="ce2">
            <text:p>Video Guide</text:p>
          </table:table-cell>
          <table:table-cell office:value-type="string" table:style-name="ce4">
            <text:p><text:a xlink:href="https://www.youtube.com/watch?v=jNoNnS8tCoI">https://www.youtube.com/watch?v=jNoNnS8tCoI</text:a></text:p>
          </table:table-cell>
          <table:table-cell office:value-type="string" table:style-name="ce2">
            <text:p>Anyon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2">
            <text:p>Documentation Team/User Manual</text:p>
          </table:table-cell>
          <table:table-cell office:value-type="string" table:style-name="ce2">
            <text:p>Guide</text:p>
          </table:table-cell>
          <table:table-cell office:value-type="string" table:style-name="ce4">
            <text:p>http://wiki.sugarlabs.org/go/Documentation_Team/User_Manual</text:p>
          </table:table-cell>
          <table:table-cell office:value-type="string" table:style-name="ce2">
            <text:p>Developer Guide</text:p>
          </table:table-cell>
          <table:table-cell office:value-type="string" table:style-name="ce2">
            <text:p>Outdated (2011)</text:p>
          </table:table-cell>
          <table:table-cell table:number-columns-repeated="16378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2">
            <text:p>How to use Browse Activity</text:p>
          </table:table-cell>
          <table:table-cell office:value-type="string" table:style-name="ce2">
            <text:p>Guide</text:p>
          </table:table-cell>
          <table:table-cell office:value-type="string" table:style-name="ce4">
            <text:p><text:a xlink:href="http://thesugaractivity.blogspot.in/2016/12/browse-activity-sugar.html">http://thesugaractivity.blogspot.in/2016/12/browse-activity-sugar.html</text:a></text:p>
          </table:table-cell>
          <table:table-cell office:value-type="string" table:style-name="ce2">
            <text:p>Student Guide</text:p>
          </table:table-cell>
          <table:table-cell office:value-type="string" table:style-name="ce2">
            <text:p>Updated</text:p>
          </table:table-cell>
          <table:table-cell table:number-columns-repeated="16378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2" style:family="table-cell" style:data-style-name="N0">
      <style:table-cell-properties fo:background-color="#ED7D31"/>
      <style:text-properties fo:color="#FFFFFF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rishi Patel</meta:initial-creator>
    <dc:creator>Hrishi Patel</dc:creator>
    <meta:creation-date>2016-12-02T16:17:58Z</meta:creation-date>
    <dc:date>2016-12-02T16:54:41Z</dc:date>
  </office:meta>
</office:document-meta>
</file>